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
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"Theeere, there! Hold on tight while I let
you out of that cramped little pen~! ♪"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"How lovely~! You're looking sharp as ever,
Spear-tan~! ♪"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"Mm-mm! Would you take a look at those
curves!! You're the best, Sabre-tan~! ♪"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"Daddy's gonna hone you up nice and good
today, too~! ♪"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"What the hell, you're sharpenin' your blades
again?!"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"Didn't I already tell ya? The age of close-
range weapons is over. Projectile weapons
are all the rage now!"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"Y-You bastard! Don't you come in here and
start makin' fun of my sweethearts again!!"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"For real! Those old-fashioned, outdated
weapons couldn't even hurt a fly if you
ain't close enough!"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"What do you know, dumbass?! Charging right
into the enemy is what separates the men from
the boys!!"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"Bows and firearms are nothin' but toys for
yellowbellies like you!!"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"You wanna say that again?! What part of
piercin' the enemy's vitals with concentrated
force reminds you of a toy, asshole?!!"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"Anyway, war is all about feelin' your sight
and breathing, and makin' decisions in the
heat of the moment..."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"In a battle, you've gotta figure out how to
preserve your firepower while shavin' away
at the enemy's..."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
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"Oh, shit! It's already time for the bandit
conference!"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"Y-You're right! We gotta hurry or the deputy
leader's gonna kick our teeth in!!"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